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Nr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licer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Infi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dy_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dy_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dy_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_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od_fron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od_mi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k_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ok_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ok_knop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uder_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ruder_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ruder_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uder_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ruder_connect_lef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ruder_connect_righ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tor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ruder_left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ruder_right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ruder_lef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ruder_righ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ng_0_lef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ng_0_righ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ing_1_left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ng_1_right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ing_2_left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ing_2_right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ing_3_left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ing_3_right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ing_mount_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ing_mount_1</text:p>
          </table:table-cell>
          <table:table-cell office:value-type="float" office:value="19.3" calcext:value-type="float">
            <text:p>19,3</text:p>
          </table:table-cell>
          <table:table-cell office:value-type="float" office:value="1" calcext:value-type="float">
            <text:p>1</text:p>
          </table:table-cell>
          <table:table-cell table:formula="of:=[.C31]*[.D31]" office:value-type="float" office:value="19.3" calcext:value-type="float">
            <text:p>19,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ing_ruder_left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ing_ruder_right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formula="of:=[.C33]*[.D33]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tube_connect_8_6_left</text:p>
          </table:table-cell>
          <table:table-cell table:style-name="Default"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tube_connect_8_6_right</text:p>
          </table:table-cell>
          <table:table-cell table:style-name="Default"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tube_connect_6_6_left</text:p>
          </table:table-cell>
          <table:table-cell table:style-name="Default"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tube_connect_6_6_right</text:p>
          </table:table-cell>
          <table:table-cell table:style-name="Default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 table:style-name="Default" table:formula="of:=SUM([.E1:.E33])" office:value-type="float" office:value="629.6" calcext:value-type="float">
            <text:p>629,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32:19.229083013</meta:creation-date>
    <dc:date>2025-02-17T14:08:56.405051818</dc:date>
    <meta:editing-duration>PT45M45S</meta:editing-duration>
    <meta:editing-cycles>8</meta:editing-cycles>
    <meta:generator>LibreOffice/7.3.7.2$Linux_X86_64 LibreOffice_project/30$Build-2</meta:generator>
    <meta:document-statistic meta:table-count="1" meta:cell-count="240" meta:object-count="0"/>
  </office:meta>
</office:document-meta>
</file>